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372339" officeooo:paragraph-rsid="0015c740" style:font-weight-asian="normal" style:font-weight-complex="normal"/>
    </style:style>
    <style:style style:name="P2" style:family="paragraph" style:parent-style-name="Standard">
      <style:text-properties style:font-name="Liberation Serif1" fo:font-weight="bold" officeooo:rsid="003bd5bc" officeooo:paragraph-rsid="0015c740" style:font-name-asian="Liberation Serif1" style:font-weight-asian="bold" style:font-name-complex="Liberation Serif1" style:font-weight-complex="bold"/>
    </style:style>
    <style:style style:name="P3" style:family="paragraph" style:parent-style-name="Standard">
      <style:text-properties style:font-name="Liberation Serif1" fo:font-weight="normal" officeooo:rsid="003bd5bc" officeooo:paragraph-rsid="0015c740" style:font-name-asian="Liberation Serif1" style:font-weight-asian="normal" style:font-name-complex="Liberation Serif1" style:font-weight-complex="normal"/>
    </style:style>
    <style:style style:name="P4" style:family="paragraph" style:parent-style-name="Standard">
      <style:text-properties fo:font-weight="bold" officeooo:rsid="00364196" officeooo:paragraph-rsid="0015c740" style:font-weight-asian="bold" style:font-weight-complex="bold"/>
    </style:style>
    <style:style style:name="P5" style:family="paragraph" style:parent-style-name="Standard">
      <style:text-properties fo:font-weight="bold" officeooo:paragraph-rsid="0015c740" style:font-weight-asian="bold" style:font-weight-complex="bold"/>
    </style:style>
    <style:style style:name="P6" style:family="paragraph" style:parent-style-name="Standard">
      <style:text-properties officeooo:paragraph-rsid="0015c740"/>
    </style:style>
    <style:style style:name="T1" style:family="text">
      <style:text-properties fo:font-style="italic" fo:font-weight="bold" fo:background-color="#ff8000" loext:char-shading-value="0" style:font-style-asian="italic" style:font-weight-asian="bold" style:font-style-complex="italic" style:font-weight-complex="bold"/>
    </style:style>
    <style:style style:name="T2" style:family="text">
      <style:text-properties fo:font-style="italic" fo:font-weight="bold" officeooo:rsid="0006b8d4" fo:background-color="#ff8000" loext:char-shading-value="0" style:font-style-asian="italic" style:font-weight-asian="bold" style:font-style-complex="italic" style:font-weight-complex="bold"/>
    </style:style>
    <style:style style:name="T3" style:family="text">
      <style:text-properties officeooo:rsid="0007f3bb"/>
    </style:style>
    <style:style style:name="T4" style:family="text">
      <style:text-properties officeooo:rsid="00322ef5"/>
    </style:style>
    <style:style style:name="T5" style:family="text">
      <style:text-properties officeooo:rsid="00347a43"/>
    </style:style>
    <style:style style:name="T6" style:family="text">
      <style:text-properties style:font-name="Liberation Serif1" fo:font-weight="bold" officeooo:rsid="003bd5bc" style:font-name-asian="Liberation Serif1" style:font-weight-asian="bold" style:font-name-complex="Liberation Serif1" style:font-weight-complex="bold"/>
    </style:style>
    <style:style style:name="T7" style:family="text">
      <style:text-properties style:font-name="Liberation Serif1" fo:font-weight="bold" officeooo:rsid="005a7144" style:font-name-asian="Liberation Serif1" style:font-weight-asian="bold" style:font-name-complex="Liberation Serif1" style:font-weight-complex="bold"/>
    </style:style>
    <style:style style:name="T8" style:family="text">
      <style:text-properties style:font-name="Liberation Serif1" fo:font-weight="bold" officeooo:rsid="0039fd9c" style:font-name-asian="Liberation Serif1" style:font-weight-asian="bold" style:font-name-complex="Liberation Serif1" style:font-weight-complex="bold"/>
    </style:style>
    <style:style style:name="T9" style:family="text">
      <style:text-properties style:font-name="Liberation Serif1" fo:font-weight="normal" officeooo:rsid="003bd5bc" style:font-name-asian="Liberation Serif1" style:font-weight-asian="normal" style:font-name-complex="Liberation Serif1" style:font-weight-complex="normal"/>
    </style:style>
    <style:style style:name="T10" style:family="text">
      <style:text-properties style:font-name="Liberation Serif1" fo:font-weight="normal" officeooo:rsid="005a7144" style:font-name-asian="Liberation Serif1" style:font-weight-asian="normal" style:font-name-complex="Liberation Serif1" style:font-weight-complex="normal"/>
    </style:style>
    <style:style style:name="T11" style:family="text">
      <style:text-properties style:font-name="Liberation Serif1" fo:font-weight="normal" officeooo:rsid="005c0e04" style:font-name-asian="Liberation Serif1" style:font-weight-asian="normal" style:font-name-complex="Liberation Serif1" style:font-weight-complex="normal"/>
    </style:style>
    <style:style style:name="T12" style:family="text">
      <style:text-properties style:font-name="Liberation Serif1" fo:font-weight="normal" officeooo:rsid="005d0a6e" style:font-name-asian="Liberation Serif1" style:font-weight-asian="normal" style:font-name-complex="Liberation Serif1" style:font-weight-complex="normal"/>
    </style:style>
    <style:style style:name="T13" style:family="text">
      <style:text-properties style:font-name="Liberation Serif1" fo:font-weight="normal" officeooo:rsid="005e6f2b" style:font-name-asian="Liberation Serif1" style:font-weight-asian="normal" style:font-name-complex="Liberation Serif1" style:font-weight-complex="normal"/>
    </style:style>
    <style:style style:name="T14" style:family="text">
      <style:text-properties style:font-name="Liberation Serif1" fo:font-weight="normal" officeooo:rsid="005ec9e9" style:font-name-asian="Liberation Serif1" style:font-weight-asian="normal" style:font-name-complex="Liberation Serif1" style:font-weight-complex="normal"/>
    </style:style>
    <style:style style:name="T15" style:family="text">
      <style:text-properties style:font-name="Liberation Serif1" fo:font-weight="normal" officeooo:rsid="005f40ce" style:font-name-asian="Liberation Serif1" style:font-weight-asian="normal" style:font-name-complex="Liberation Serif1" style:font-weight-complex="normal"/>
    </style:style>
    <style:style style:name="T16" style:family="text">
      <style:text-properties style:font-name="Liberation Serif1" fo:font-weight="normal" officeooo:rsid="00612c8a" style:font-name-asian="Liberation Serif1" style:font-weight-asian="normal" style:font-name-complex="Liberation Serif1" style:font-weight-complex="normal"/>
    </style:style>
    <style:style style:name="T17" style:family="text">
      <style:text-properties style:font-name="Liberation Serif1" fo:font-weight="normal" officeooo:rsid="00627fcf" style:font-name-asian="Liberation Serif1" style:font-weight-asian="normal" style:font-name-complex="Liberation Serif1" style:font-weight-complex="normal"/>
    </style:style>
    <style:style style:name="T18" style:family="text">
      <style:text-properties style:font-name="Liberation Serif1" fo:font-weight="normal" officeooo:rsid="0062d6af" style:font-name-asian="Liberation Serif1" style:font-weight-asian="normal" style:font-name-complex="Liberation Serif1" style:font-weight-complex="normal"/>
    </style:style>
    <style:style style:name="T19" style:family="text">
      <style:text-properties style:font-name="Liberation Serif1" officeooo:rsid="003bd5bc" style:font-name-asian="Liberation Serif1" style:font-name-complex="Liberation Serif1"/>
    </style:style>
    <style:style style:name="T20" style:family="text">
      <style:text-properties style:font-name="Liberation Serif1" officeooo:rsid="005c0e04" style:font-name-asian="Liberation Serif1" style:font-name-complex="Liberation Serif1"/>
    </style:style>
    <style:style style:name="T21" style:family="text">
      <style:text-properties style:font-name="Liberation Serif1" officeooo:rsid="0039fd9c" style:font-name-asian="Liberation Serif1" style:font-name-complex="Liberation Serif1"/>
    </style:style>
    <style:style style:name="T22" style:family="text">
      <style:text-properties style:font-name="Liberation Serif1" officeooo:rsid="005d0a6e" style:font-name-asian="Liberation Serif1" style:font-name-complex="Liberation Serif1"/>
    </style:style>
    <style:style style:name="T23" style:family="text">
      <style:text-properties style:font-name="Liberation Serif1" officeooo:rsid="005e6f2b" style:font-name-asian="Liberation Serif1" style:font-name-complex="Liberation Serif1"/>
    </style:style>
    <style:style style:name="T24" style:family="text">
      <style:text-properties style:font-name="Liberation Serif1" officeooo:rsid="005ec9e9" style:font-name-asian="Liberation Serif1" style:font-name-complex="Liberation Serif1"/>
    </style:style>
    <style:style style:name="T25" style:family="text">
      <style:text-properties style:font-name="Liberation Serif1" officeooo:rsid="005f40ce" style:font-name-asian="Liberation Serif1" style:font-name-complex="Liberation Serif1"/>
    </style:style>
    <style:style style:name="T26" style:family="text">
      <style:text-properties style:font-name="Liberation Serif1" officeooo:rsid="00612c8a" style:font-name-asian="Liberation Serif1" style:font-name-complex="Liberation Serif1"/>
    </style:style>
    <style:style style:name="T27" style:family="text">
      <style:text-properties style:font-name="Liberation Serif1" officeooo:rsid="00627fcf" style:font-name-asian="Liberation Serif1" style:font-name-complex="Liberation Serif1"/>
    </style:style>
    <style:style style:name="T28" style:family="text">
      <style:text-properties officeooo:rsid="00091d04"/>
    </style:style>
    <style:style style:name="T29" style:family="text">
      <style:text-properties officeooo:rsid="0033dd4d"/>
    </style:style>
    <style:style style:name="T30" style:family="text">
      <style:text-properties fo:font-weight="normal" fo:background-color="#fe7f00" loext:char-shading-value="0" style:font-weight-asian="normal" style:font-weight-complex="normal"/>
    </style:style>
    <style:style style:name="T31" style:family="text">
      <style:text-properties fo:font-weight="normal" officeooo:rsid="00091d04" fo:background-color="#fe7f00" loext:char-shading-value="0" style:font-weight-asian="normal" style:font-weight-complex="normal"/>
    </style:style>
    <style:style style:name="T32" style:family="text">
      <style:text-properties fo:font-weight="normal" style:font-weight-asian="normal" style:font-weight-complex="normal"/>
    </style:style>
    <style:style style:name="T33" style:family="text">
      <style:text-properties fo:font-weight="normal" officeooo:rsid="006365a7" style:font-weight-asian="normal" style:font-weight-complex="normal"/>
    </style:style>
    <style:style style:name="T34" style:family="text">
      <style:text-properties fo:font-weight="normal" officeooo:rsid="00372339" style:font-weight-asian="normal" style:font-weight-complex="normal"/>
    </style:style>
    <style:style style:name="T35" style:family="text">
      <style:text-properties officeooo:rsid="005e6f2b"/>
    </style:style>
    <style:style style:name="T36" style:family="text">
      <style:text-properties officeooo:rsid="0009e5c9"/>
    </style:style>
    <style:style style:name="T37" style:family="text">
      <style:text-properties officeooo:rsid="000b895b"/>
    </style:style>
    <style:style style:name="T38" style:family="text">
      <style:text-properties officeooo:rsid="001f8e62"/>
    </style:style>
    <style:style style:name="T39" style:family="text">
      <style:text-properties officeooo:rsid="000c9f00"/>
    </style:style>
    <style:style style:name="T40" style:family="text">
      <style:text-properties officeooo:rsid="0011a1c8"/>
    </style:style>
    <style:style style:name="T41" style:family="text">
      <style:text-properties officeooo:rsid="00364196"/>
    </style:style>
    <style:style style:name="T42" style:family="text">
      <style:text-properties fo:font-weight="bold" officeooo:rsid="00364196" style:font-weight-asian="bold" style:font-weight-complex="bold"/>
    </style:style>
    <style:style style:name="T43" style:family="text">
      <style:text-properties officeooo:rsid="006365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2. Memoria: </text:span><text:span text:style-name="T2">l’era del Sole arancione</text:span><text:span text:style-name="T1">, l’origine di Shikoba, la nascita degli Una Maka, custodi de</text:span><text:span text:style-name="T2">i ricordi.</text:span></text:p>
      <text:p text:style-name="P6"><text:line-break/>Nei giorni a venire, Elima si faceva sempre più grande nel cielo. I giorni sembravano più lunghi <text:span text:style-name="T3">e</text:span> le piante ora irradiate dalla luce di due stelle, con trepidazione si slanciavano verso l'alto gettando nuovi rami e foglie che sfociavano in uno spettacolo di colori, grazie alla comparsa di fiori mai visti prima <text:span text:style-name="T3">di allora</text:span>. Ora le notti erano ancora più <text:span text:style-name="T3">luminose</text:span> con la piccola Nana Bianca protagonista <text:span text:style-name="T4">del cielo notturno, non più composto ormai solo da stelle lontane anni luce</text:span>. <text:span text:style-name="T4">Lo sguardo</text:span> di Denka e d<text:span text:style-name="T4">i tutta la </text:span>natura stessa erano tutti rivolti all'insù. <text:span text:style-name="T3">N</text:span>on ci volle molto tempo <text:span text:style-name="T3">che</text:span> Elima <text:span text:style-name="T4">divenne</text:span> una figura ben distinta e delineata non solo nel cielo notturno; ormai <text:span text:style-name="T3">infatti </text:span>la si poteva osservare e distinguere anche in pieno giorno, <text:span text:style-name="T3">g</text:span>iunta finalmente abbastanza vicina <text:span text:style-name="T3">al pianeta.</text:span> Elima si riempì di gioia nel vedere la festa di vita e colori con cui veniva accolta dal mondo. Il freddo e la desolazione di una volta avevano lasciato spazio a un pianeta <text:span text:style-name="T5">rinato di nuova gioventù</text:span> e pieno di energia, e la stella fu soddisfatta nel vedere tutta quella bellezza, una volta sopita, dominare su un luogo così fertile e vivace, fiorente e rigoglioso di piante, tutte protese verso di lei in segno di gratitudine.</text:p>
      <text:p text:style-name="P2"/>
      <text:p text:style-name="P6"><text:span text:style-name="T6">DISEGNO</text:span><text:span text:style-name="T7"> 2</text:span><text:span text:style-name="T6"> </text:span><text:span text:style-name="T8">-</text:span><text:span text:style-name="T7">1</text:span><text:span text:style-name="T6"> </text:span><text:span text:style-name="T9">▲ </text:span><text:span text:style-name="T10">Qui ciò che dovremmo racchiudere col disegno è il concetto di Elima che stesa sul mondo di Denk intravede Elima a una certa. Questa volta sarà agiata tuttavia su un pianeta vivo e rigoglioso.</text:span></text:p>
      <text:p text:style-name="P3"/>
      <text:p text:style-name="P6"><text:s/>Così, come aveva già fatto in passato, avvolse il pianeta con la sua scia argentea lasciando in dono parte di se: Denka e tutte le terre esterrefatte guardavano l'aria dapprima riempirsi di un colore vermiglio, per poi veder comparire una sfera incandescente. Lasciando <text:span text:style-name="T28">come una sorte di p</text:span>olverone brillante dietro di <text:span text:style-name="T28">sé</text:span>, muovendosi come se fosse dotata di volontà propria, iniziò ad orbitare velocemente intorno al pianeta, decorandolo come un gioiello. Successivamente rallent<text:span text:style-name="T28">ò e</text:span> raggiunse il suo equilibrio, <text:span text:style-name="T28">incominciando a</text:span> raffredda<text:span text:style-name="T28">rsi e </text:span>appar<text:span text:style-name="T28">endo questa volta come</text:span> un enorme roccia scarlatta. Fu questa l'origine di Mimiteh, la prima luna del mondo. </text:p>
      <text:p text:style-name="P6"/>
      <text:p text:style-name="P5"><text:span text:style-name="T19">DISEGNO </text:span><text:span text:style-name="T20">2</text:span><text:span text:style-name="T21">-</text:span><text:span text:style-name="T20">2</text:span><text:span text:style-name="T19"> </text:span><text:span text:style-name="T9">▲ </text:span><text:span text:style-name="T11">Qui semplicemente cerchiamo una rappresentazione grafica a ciò succede: proviamo a rappresentare il momento dell’unione fra stella e pianeta e tutto il resto fino al formarsi della nuova luna.</text:span></text:p>
      <text:p text:style-name="P3"/>
      <text:p text:style-name="P6">Dalla sua superficie si generò una sentiero sospeso <text:span text:style-name="T4">e</text:span> etereo, che a prima vista sembrava <text:span text:style-name="T28">come </text:span>fatta di terra rossa, che arrivò fin sul pianeta. Da questo discese un'imponente figura che cavalcava una maestosa creatura: si trattava di Shikoba, il dio della Memoria <text:span text:style-name="T29">comportamento agile e slanciato, trasmettendo potenza e saggezza allo stesso tempo</text:span>, e di Coyote la sua fedele bestia divina <text:span text:style-name="T31">(qua appena disegniamo Coyote spendiamo magari qualche parola in più)</text:span><text:span text:style-name="T30">. </text:span></text:p>
      <text:p text:style-name="P6"/>
      <text:p text:style-name="P5"><text:span text:style-name="T19">DISEGNO </text:span><text:span text:style-name="T22">2</text:span><text:span text:style-name="T19">-</text:span><text:span text:style-name="T22">3</text:span><text:span text:style-name="T9">▲ </text:span><text:span text:style-name="T12">Molto facile: sentiero rosso che parte dalla luna e una figura magari ancora non ben distinta che cavalca una creatura e discende sul pianeta, ovvero Shikoba e Coyote.</text:span></text:p>
      <text:p text:style-name="P3"/>
      <text:p text:style-name="P6">Arrivato sull<text:span text:style-name="T28">e</text:span> terr<text:span text:style-name="T28">e,</text:span> si guardò intorno osservando lo scorrere dei fiumi, ammirando la rigogliosa vegetazione e la maestosità della natura <text:span text:style-name="T28">che lo circondava</text:span>. Ma fra tutte le cose, ciò che lo colpiva maggiormente era la confortante figura di Denka che risaltava in <text:span text:style-name="T28">lontananza in</text:span> mezzo a tutta quella amenità. <text:span text:style-name="T28">Ne rimase fin sa subito incantato incominciò ad andare verso di lei</text:span> e, senza perdere la sua fierezza, <text:span text:style-name="T35">quando giunse in prossimità della Dea</text:span> le rese omaggio prostrandosi ai suoi piedi, capendo la grandezza del suo operato sul mondo. La Dea dal suo canto lo fece rialzare posandogli le mani sulle guance colpita dal rispetto che il dio le mostrava e abbracciandolo lo accolse a se: le due divinità <text:span text:style-name="T36">in quel gesto </text:span>si erano innamorate l'una dell'altra, <text:span text:style-name="T36">trasmettendosi sentimenti reciprocamente</text:span> e da quel momento in poi avrebbe fatto parte del mondo <text:span text:style-name="T36">anche Shikoba</text:span>, <text:span text:style-name="T36">poiché </text:span>accettato dalla natura. </text:p>
      <text:p text:style-name="P6"/>
      <text:p text:style-name="P5"><text:soft-page-break/><text:span text:style-name="T19">DISEGNO </text:span><text:span text:style-name="T23">2</text:span><text:span text:style-name="T21">-</text:span><text:span text:style-name="T23">4</text:span><text:span text:style-name="T19"> </text:span><text:span text:style-name="T9">▲ </text:span><text:span text:style-name="T13">Qua invece delineiamo meglio il Dio e la sua cavalcatura. Facciamo magari che si trova in un mondo rigoglio e ameno con lo sguardo rivolto verso Elima che osserva la discesa di Shikoba.</text:span></text:p>
      <text:p text:style-name="P3"/>
      <text:p text:style-name="P6"><text:span text:style-name="T37">Da quella unione</text:span> ebbe origine tutto il dominio d<text:span text:style-name="T37">el nuovo Dio e si generarono </text:span>gli animali <text:span text:style-name="T37">che sono</text:span> spinti dal vigore di possenti muscoli, <text:span text:style-name="T37">possenti e indomiti. Ma</text:span> tra <text:span text:style-name="T37">questi ciò che più risaltava era </text:span>la prima razza <text:span text:style-name="T37">di essere consenzienti</text:span> dell<text:span text:style-name="T38">e</text:span> terr<text:span text:style-name="T38">e</text:span> di Denk<text:span text:style-name="T38">a</text:span>, quella degli Una Maka. Creature slanciate e scattanti, dai muscoli tonici ed elastici e dalla pelle dura e abbronzata, erano fatti per correre lungo interminabili praterie, veloci e instancabili: racchiudevano la bellezza di Denka e la saggezza <text:span text:style-name="T37">e il vigore</text:span> di Shikoba. <text:span text:style-name="T38">Successivamente a tutto questo</text:span>, le due <text:span text:style-name="T37">divinità</text:span> si dovettero s<text:span text:style-name="T37">eparare</text:span>; Denka <text:span text:style-name="T39">infatti</text:span> doveva ritornare a prendersi cura della natura <text:span text:style-name="T39">restante del mondo, </text:span>e <text:span text:style-name="T39">prima di salutare Shikoba</text:span> <text:span text:style-name="T39">gli fece dono</text:span> un lembo di terra che potesse accogliere il nuovo popolo e i nuovi animali <text:span text:style-name="T39">dolo loro generati.</text:span> </text:p>
      <text:p text:style-name="P6"/>
      <text:p text:style-name="P5"><text:span text:style-name="T19">DISEGNO </text:span><text:span text:style-name="T24">2</text:span><text:span text:style-name="T21">-</text:span><text:span text:style-name="T24">5</text:span><text:span text:style-name="T19"> </text:span><text:span text:style-name="T9">▲ </text:span><text:span text:style-name="T14">Qua dovremo dare lo spazio alla nostra immaginazione. Per esempio io immaginavo di rappresentare il momento esatto in cui le due divinità di innamorano l’uno per l’altro e da ciò hanno poi origine gli Una Maka. Come? Boh ci pensiamo con i vari disegni.</text:span></text:p>
      <text:p text:style-name="P6"/>
      <text:p text:style-name="P6">Il dio decise dunque di <text:span text:style-name="T39">agganciare</text:span> Coyote a due grossi monti e ne indicò un punto lontano nel mare ove poter trasportare le sue terre. Allora il suo compagno puntò le zampe e con <text:span text:style-name="T39">possanza</text:span> staccò una grande porzione di continente dalla grande isola: le montagne si portavano dietro altre catene montuose, e <text:span text:style-name="T39">queste ultime</text:span> a loro volta si portavano dietro vaste praterie a cui erano fortemente ancorate, sopra cui vi erano a loro volta grandi laghi e lunghi fiumi. Arrivati sul punto stabilito, il dio raccolse a se il suo popolo dicendogli che quelle distese d'ora in poi sarebbero appartenute <text:s/>a loro <text:span text:style-name="T39">e sarebbe spettato a loro prendersi cura di quelle terre e dalla natura li presente. Disse loro in seguito che quella g</text:span>rande isola si sarebbe chiamat<text:span text:style-name="T39">o il continente di</text:span> Maka <text:span text:style-name="T39">e</text:span> <text:span text:style-name="T39">gli</text:span> istruì sulla necessità di generare una prole affinché si potesse sempre conservare la memoria del mondo, essendo loro i primi ad aver messo piede sulle giovani terre di Denk. Spiegò loro che avrebbero dovuto essere coraggiosi, correre in lungo e largo per l'isola per scrutare ogni angolo di terra e poter osservare tutto meglio, e compiere grandi gesta da poter così tramandare alle generazioni future. Non avrebbero dovuto temere le grandi bestie dell'isola, ma dominarle e renderle loro preziosi alleati affinché potessero aiutarli nelle loro avventure. Nel frattempo, Coyote guidava con accortezza i vari animali sulle vaste praterie <text:span text:style-name="T39">stabilendone per loro i posti più adatti</text:span>.</text:p>
      <text:p text:style-name="P6"/>
      <text:p text:style-name="P5"><text:span text:style-name="T19">DISEGNO </text:span><text:span text:style-name="T25">2</text:span><text:span text:style-name="T21">-</text:span><text:span text:style-name="T25">6</text:span><text:span text:style-name="T19"> </text:span><text:span text:style-name="T9">▲</text:span><text:span text:style-name="T15">Rappresentiamo il tutto, coyote che stacca dall’isola centrale (che cazzo di nome avrà boh) il continente di Maka, e Shikoba che gli istruisce e gli guida come un capo ai sui sottoposti. Nulla di ben definito, saranno i disegni che faremo a dare forma a queste parole.</text:span></text:p>
      <text:p text:style-name="P6"/>
      <text:p text:style-name="P6">Durante questo periodo, Elima aveva proseguito lungo il suo percorso giungendo nuovamente a Kamalu. Ancora una volta lo avvolse con la sua energia vitale, affinché la sua luce non tornasse a indebolirsi: così riaccendendosi passò dal rosso ad un arancione vivace e prese ad irradiare il pianeta con nuovo vigore. Rinnovata la loro promessa, la piccola stella <text:span text:style-name="T40">iniziò</text:span> a distanziarsi da Kamalu proseguendo la sua orbita, che l'avrebbe portata un’ultima volta sopra le terre di Denk<text:span text:style-name="T38">a</text:span>.</text:p>
      <text:p text:style-name="P6"/>
      <text:p text:style-name="P5"><text:span text:style-name="T19">DISEGNO </text:span><text:span text:style-name="T26">2</text:span><text:span text:style-name="T21">-</text:span><text:span text:style-name="T26">7</text:span><text:span text:style-name="T19"> </text:span><text:span text:style-name="T9">▲ </text:span><text:span text:style-name="T16">Qui classico disegno riciclato dello scoppio vitale, tuttavia cambieranno i colori.</text:span></text:p>
      <text:p text:style-name="P6"/>
      <text:p text:style-name="P6">Passò altro tempo e la natura del mondo percepiva che da lì a poco sarebbe riapparsa Elima, per poterli vedere e salutare ancora. Shikoba intuiva che a breve <text:span text:style-name="T40">avrebbe</text:span> dovuto fare ritorno su Mimiteh, lasciando che il suo popolo continuasse da solo <text:span text:style-name="T40">a mett</text:span>e<text:span text:style-name="T40">re </text:span>in pratica ciò che gli <text:span text:style-name="T41">aveva</text:span> insegnato; A lungo <text:span text:style-name="T41">infatti</text:span> lo aveva indirizzato e guidato, spiegandogli molti fenomeni dell'isola di Maka, mentre Coyote guidava la fauna nel suo ciclo vitale, mostrando ai predatori come cacciare e alle bestie come fuggire, stabilendo così un equilibrio naturale. E il Dio della memoria, come ultimo <text:soft-page-break/>insegnamento, volle spiegare agli Una Maka l'importanza e il ruolo di quella stella nel cielo <text:span text:style-name="T41">e che sarebbe toccato a loro trasmettere tali memorie alle generazioni future</text:span>. Così venne il giorno in cui Elima si affacciò sul mondo, trovando questa volta non solo Denka a renderle omaggio, ma anche una nuova isola e <text:span text:style-name="T40">nuova vita insieme al</text:span> Dominio <text:span text:style-name="T40">del</text:span>la Memoria. Compiaciuta del loro operato, nel vedere che la sua energia aveva dato vita al popolo degli Una Maka e a tutta la natura circostante, brillando ancora una volta, fece risplendere Mimiteh e il mondo intero, promettendo che sarebbe tornata ancora ad avvolgere il pianeta con la sua energia. Soltanto allora si avviò verso la vastità dell'universo senza alcun rimpianto. Quando fu lontana, Shikoba richiamò a <text:span text:style-name="T40">sé</text:span> Coyote e si ritirò sulla propria luna, fiducioso che il suo popolo avrebbe vissuto secondo i suoi principi, compiendo grandi gesta, preservando l’equilibrio naturale e tramandando di generazione in generazione ciò che avevano visto, la gratitudine per Elima e il rispetto per il mondo. Poi stanco, si coricò in attesa del ritorno della Nana Bianca, senza mai smettere di vigilare su tutta l'isola di Maka. Poco a poco Mimiteh smise di brillare, sopendosi con il dio stesso senza mai però svanire alla vista degli Una Maka. A vegliare sul mondo e sui suoi abitanti rimase Denka, che continuava nel suo operato, anch'ella attendendo il ritorno di Elima. A lungo tutto crebbe armoniosamente, integrandosi alla perfezione con le abitudini dei nuovi abitanti del mondo. La dea come sempre amava osservare tutte le notti le stelle che ornavano il cielo, riposandosi con le sue piante. Gli Una Maka si tramandavano i ricordi, correvano indomiti per le vaste praterie, vegliavano saggiamente sugli animali che li circondavano, rispettando generazione dopo generazioni i precetti che Shikoba aveva insegnato ai primi di loro. Molto a lungo le giornate si ripeterono serene, il tempo scandito dalle imprese degli Una Maka e dalle loro tradizioni, dai cicli di rinnovamento delle piante e dalle costellazioni che ruotavano nel cielo. Fu così che Denka, una notte dopo tante altre, si accorse di un bagliore famigliare, e che un fremito a lei assai caro percorreva le sue terre. Da lì a poco sarebbe ritornata la piccola Nana Bianca <text:span text:style-name="T42">per la terza volta</text:span>.</text:p>
      <text:p text:style-name="P6"/>
      <text:p text:style-name="P5"><text:span text:style-name="T19">DISEGNO </text:span><text:span text:style-name="T27">2</text:span><text:span text:style-name="T21">-</text:span><text:span text:style-name="T27">8</text:span><text:span text:style-name="T19"> </text:span><text:span text:style-name="T9">▲ </text:span><text:span text:style-name="T17">Disegno finale anch’esso secondo me riciclabile. Molto semplicemente fare il mondo di Denk sempre dal punto di vista di Elima, dove questa volta non vi è più solo una grande isola centrale ma anche Maka, e attorno al piena la luna Mimiteh accesa di un rosso brillante, con Denka che ristagli sul mondo a osservare il passaggio di Elima. </text:span><text:span text:style-name="T18">Fra l’altro pensavo proprio ora e quindi lo scrivo, la grande macedonia alla fine non è altro che una festa dove si è più in contatto (letteralmente e fisicamente più vicini) a Elima, e quindi le creature sono più vive. Quindi è festeggiare il momento in cui durante il passaggio della stella questa si trova il più vicino al pianeta.</text:span></text:p>
      <text:p text:style-name="P6"/>
      <text:p text:style-name="P4">NOTE <text:span text:style-name="T43">PER IL CAPITOLO 2</text:span>: <text:span text:style-name="T32">qua sembrerebbe tutto ok, tutto è lineare e con un senso, l’unica cosa è quell’appunto su Coyote che faremo poi una volta avendo i disegni. Quindi approfitto di questa nota giusto per segnare qualche spunto per il futuro. In primis i Matti, a cui daremo un nome, che si distingueranno dagli altri perché fanno cose strane (a cui penseremo meglio nel dettaglio). Poi renderei tutto umano e naturale per quanto riguarda la riproduzione: gli Una Maka, rispettando le leggi della natura, possono essere maschi e femmine e si riproducono in maniera analoga agli umani. Ciò che dovremmo vedere </text:span><text:span text:style-name="T33">sarà</text:span><text:span text:style-name="T32"> il tempo e la loro aspettative di vita, poiché essendo i primi a venire me li immagino più effimeri, nel senso la luna essendo più vicina (in quanto la prima) ci mette di meno a orbitare attorno il pianeta. Per tanto il loro tempo (e anni) </text:span><text:span text:style-name="T33">sarà</text:span><text:span text:style-name="T32"> scandito dai cicli lunari. Si riprodurranno come dei cristiani (scopando) e la cosa dei bambini possiamo vederla poi. Pensavo magari che i bambini a una certa sono </text:span><text:span text:style-name="T33">mandati</text:span><text:span text:style-name="T32"> nell’isola centrale, magari in un punto specifico visto che alla fine l’isola centrale (chiamiamola isola di Denka) sarà diversa da tutto il resto, e magari le rispettive parti dalla quale si sono staccate le isole secondarie saranno luoghi appositi per le rispettive razze. Quindi tornando ai bambini si potrebbe fare che questi a una certa vengono mandati sull’isola e dovranno fare dei riti o un qualcosa, formarsi magari, accumulare memorie e tramite queste ottenere un’identità. Roba del genere che sicuramente facciamo meglio a parlarne di persona. Ultima cosa, che varrà un po’ per tutto, è che ogni razza ha un proprio dominio e qualcosa (in questo caso le memorie e l’importanza dei ricordi, ovvero la Storia), ma anche a livello di fauna. Infatti con loro ci saranno animali e una natura specifica, anche con gli altri sara </text:span><text:soft-page-break/><text:span text:style-name="T32">cosi (al momento non ho letto i giardinieri ma a loro boh pensavo </text:span><text:span text:style-name="T33">insetti</text:span><text:span text:style-name="T32">? Poi vediamo) e basta. Del resto parliamo di persona e aggiungiamo idee e spunti dopo. Però un ultima cosa, per la loro fine ci sta la corruzione delle memorie e i pomodori magari dovranno andare in giro a fumare le piante di tabacco, le quali avranno in se le memorie del passato poiché cresciute con la luce lunare di </text:span><text:span text:style-name="T33">Mimiteh.</text:span><text:span text:style-name="T32"> Una roba del genere, poi vedremo.</text:span><text:span text:style-name="T34"><text:line-break/>Ultima cosa che quasi scordavo, se vedi l’ultima frase (che ho messo in grassetto) ho scritto “terzo arrivo di Elima”, per scandire in po’ le varie venute e differenziare un minimo la fine dei capitoli. </text:span></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1T17:27:30.408211591</meta:creation-date>
    <dc:date>2022-03-31T17:28:23.458288724</dc:date>
    <meta:editing-duration>PT53S</meta:editing-duration>
    <meta:editing-cycles>1</meta:editing-cycles>
    <meta:document-statistic meta:table-count="0" meta:image-count="0" meta:object-count="0" meta:page-count="4" meta:paragraph-count="18" meta:word-count="2265" meta:character-count="13610" meta:non-whitespace-character-count="11355"/>
    <meta:generator>LibreOffice/6.4.7.2$Linux_X86_64 LibreOffice_project/40$Build-2</meta:generator>
  </office:meta>
</office:document-meta>
</file>